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1987000000AFE00000C5C72CA5CE78A8DCB44.svg" manifest:media-type="image/svg+xml"/>
  <manifest:file-entry manifest:full-path="Pictures/100002010000006A00000078226117B19FED018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swiss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Odvolaci_5f_udaje" style:display-name="Odvolaci_udaje" style:family="table">
      <style:table-properties style:width="15.997cm" table:align="left" style:writing-mode="lr-tb"/>
    </style:style>
    <style:style style:name="Odvolaci_5f_udaje.A" style:display-name="Odvolaci_udaje.A" style:family="table-column">
      <style:table-column-properties style:column-width="4.001cm"/>
    </style:style>
    <style:style style:name="Odvolaci_5f_udaje.B" style:display-name="Odvolaci_udaje.B" style:family="table-column">
      <style:table-column-properties style:column-width="3.993cm"/>
    </style:style>
    <style:style style:name="Odvolaci_5f_udaje.C" style:display-name="Odvolaci_udaje.C" style:family="table-column">
      <style:table-column-properties style:column-width="4.018cm"/>
    </style:style>
    <style:style style:name="Odvolaci_5f_udaje.D" style:display-name="Odvolaci_udaje.D" style:family="table-column">
      <style:table-column-properties style:column-width="3.985cm"/>
    </style:style>
    <style:style style:name="Odvolaci_5f_udaje.A1" style:display-name="Odvolaci_udaje.A1" style:family="table-cell">
      <style:table-cell-properties fo:background-color="transparent">
        <style:background-image/>
      </style:table-cell-properties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5" style:family="paragraph" style:parent-style-name="Salutation">
      <style:text-properties style:font-name="Liberation Sans3" fo:language="cs" fo:country="CZ"/>
    </style:style>
    <style:style style:name="P6" style:family="paragraph" style:parent-style-name="Signature">
      <style:text-properties fo:language="cs" fo:country="CZ"/>
    </style:style>
    <style:style style:name="P7" style:family="paragraph" style:parent-style-name="Signature">
      <style:text-properties style:font-name="Liberation Sans3" fo:language="cs" fo:country="CZ"/>
    </style:style>
    <style:style style:name="P8" style:family="paragraph" style:parent-style-name="Table_20_Contents">
      <style:text-properties fo:color="#333333" style:font-name="Liberation Sans3" fo:font-size="11pt" fo:language="cs" fo:country="CZ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333333" style:font-name="Liberation Sans3" fo:font-size="11pt" fo:language="cs" fo:country="CZ" fo:background-color="transparent" style:font-size-asian="11pt" style:font-size-complex="11pt"/>
    </style:style>
    <style:style style:name="P10" style:family="paragraph" style:parent-style-name="Vec">
      <style:text-properties style:font-name="Liberation Sans3" fo:font-size="11pt" fo:language="cs" fo:country="CZ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fo:font-size="11pt" fo:language="cs" fo:country="CZ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fo:color="#333333" fo:font-size="11pt" fo:language="cs" fo:country="CZ" fo:background-color="transparent" style:font-size-asian="11pt" style:font-size-complex="11pt"/>
    </style:style>
    <style:style style:name="P13" style:family="paragraph" style:parent-style-name="Priloha">
      <style:text-properties fo:color="#333333" fo:language="cs" fo:country="CZ" fo:background-color="transparent"/>
    </style:style>
    <style:style style:name="P14" style:family="paragraph" style:parent-style-name="Standard" style:list-style-name="L1">
      <style:paragraph-properties fo:text-align="justify" style:justify-single-word="false"/>
      <style:text-properties fo:color="#333333" fo:font-size="11pt" fo:language="cs" fo:country="CZ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officeooo:paragraph-rsid="001e1b49"/>
    </style:style>
    <style:style style:name="P16" style:family="paragraph" style:parent-style-name="Adresa" style:master-page-name="First_20_Page">
      <style:paragraph-properties style:page-number="auto"/>
      <style:text-properties fo:language="cs" fo:country="CZ"/>
    </style:style>
    <style:style style:name="P1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cs" fo:country="CZ" style:font-size-asian="10pt" style:font-name-complex="Arial" style:font-size-complex="10pt"/>
    </style:style>
    <style:style style:name="T1" style:family="text">
      <style:text-properties style:font-name="Liberation Sans3"/>
    </style:style>
    <style:style style:name="T2" style:family="text">
      <style:text-properties style:font-name="Liberation Sans3" fo:font-size="10pt" style:font-size-asian="10pt" style:font-name-complex="Arial" style:font-size-complex="10pt"/>
    </style:style>
    <style:style style:name="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1" fo:font-size="10pt" fo:language="cs" fo:country="CZ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6" style:family="text">
      <style:text-properties fo:color="#333333" fo:background-color="transparent" loext:char-shading-value="0"/>
    </style:style>
    <style:style style:name="T7" style:family="text">
      <style:text-properties fo:color="#333333" fo:font-size="11pt" fo:background-color="transparent" loext:char-shading-value="0" style:font-size-asian="11pt" style:font-size-complex="11pt"/>
    </style:style>
    <style:style style:name="T8" style:family="text">
      <style:text-properties fo:color="#333333" fo:font-size="11pt" officeooo:rsid="001e1b49" fo:background-color="transparent" loext:char-shading-value="0" style:font-size-asian="11pt" style:font-size-complex="11pt"/>
    </style:style>
    <style:style style:name="T9" style:family="text">
      <style:text-properties fo:color="#333333" fo:font-size="11pt" fo:language="cs" fo:country="CZ" fo:background-color="transparent" loext:char-shading-value="0" style:font-size-asian="11pt" style:font-size-complex="11pt"/>
    </style:style>
    <style:style style:name="T10" style:family="text">
      <style:text-properties fo:color="#333333" fo:font-size="11pt" fo:language="cs" fo:country="CZ" officeooo:rsid="001e1b49" fo:background-color="transparent" loext:char-shading-value="0" style:font-size-asian="11pt" style:font-size-complex="11pt"/>
    </style:style>
    <style:style style:name="T11" style:family="text">
      <style:text-properties fo:language="cs" fo:country="CZ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0" number:automatic-order="true" number:format-source="language">
      <number:day/>
      <number:text>. </number:text>
      <number:month/>
      <number:text>. 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date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variable-set text:name="Jmeno_adresata" office:value-type="string">Název adresáta</text:variable-set><text:line-break/><text:variable-set text:name="Adresa_adresata" office:value-type="string">Adresa</text:variable-set><text:line-break/><text:variable-set text:name="PSC" office:value-type="string">120 00</text:variable-set> <text:variable-set text:name="Mesto_adresata" office:value-type="string">Město</text:variable-set></text:p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>
          <table:table-cell table:style-name="Odvolaci_5f_udaje.A1" office:value-type="string">
            <text:p text:style-name="P8">Váš dopis zn.</text:p>
          </table:table-cell>
          <table:table-cell table:style-name="Odvolaci_5f_udaje.A1" office:value-type="string">
            <text:p text:style-name="P8">ze dne</text:p>
          </table:table-cell>
          <table:table-cell table:style-name="Odvolaci_5f_udaje.A1" office:value-type="string">
            <text:p text:style-name="P8">Naše značka</text:p>
          </table:table-cell>
          <table:table-cell table:style-name="Odvolaci_5f_udaje.A1" office:value-type="string">
            <text:p text:style-name="P8"><text:date style:data-style-name="N30" text:date-value="2016-09-09T18:17:44.607000234">9. 9. 2016</text:date></text:p>
          </table:table-cell>
        </table:table-row>
        <table:table-row>
          <table:table-cell table:style-name="Odvolaci_5f_udaje.A1" office:value-type="string">
            <text:p text:style-name="P9"><text:variable-set text:name="Vas_dopis_zn" office:value-type="string">   </text:variable-set></text:p>
          </table:table-cell>
          <table:table-cell table:style-name="Odvolaci_5f_udaje.A1" office:value-type="string">
            <text:p text:style-name="P9"><text:variable-set text:name="zde_dne" text:formula="ooow:0.0.2012" office:value-type="date" office:date-value="1899-12-30" style:data-style-name="N30"/></text:p>
          </table:table-cell>
          <table:table-cell table:style-name="Odvolaci_5f_udaje.A1" office:value-type="string">
            <text:p text:style-name="P9"><text:variable-set text:name="Spisova_zn" office:value-type="string">XX/2013</text:variable-set></text:p>
          </table:table-cell>
          <table:table-cell table:style-name="Odvolaci_5f_udaje.A1" office:value-type="string">
            <text:p text:style-name="P9"><text:variable-set text:name="Město_odesilatele" office:value-type="string">Praha</text:variable-set></text:p>
          </table:table-cell>
        </table:table-row>
      </table:table>
      <text:p text:style-name="P10"><text:span text:style-name="T6">Věc</text:span> </text:p>
      <text:p text:style-name="P12">Vážený pane X,</text:p>
      <text:p text:style-name="P15"><text:span text:style-name="T9">do tohoto textu můžete začít bez obav psát text dopisu. </text:span><text:span text:style-name="T10">A</text:span><text:span text:style-name="T9">ktuální šablonu dopisu naleznete na stránce </text:span><text:a xlink:type="simple" xlink:href="https://github.com/MladiPirati/graphics/tree/master/dokuments" text:style-name="Internet_20_link" text:visited-style-name="Visited_20_Internet_20_Link"><text:span text:style-name="T11">https://github.com/MladiPirati/graphics/tree/master/dokuments</text:span></text:a><text:span text:style-name="T9">. </text:span></text:p>
      <text:p text:style-name="P12">Připomínáme, že vzhledem ke kompatibilitě dokumentů je třeba, abyste všechny dokumenty posílali adresátům ve formátu PDF. Dokument do něj exportujte pomocí nabídky vašeho editoru. </text:p>
      <text:p text:style-name="P11"><text:span text:style-name="T6">Pokud vytvoříte nový dokument, který by měl být zveřejněn, publikujte ho na našem webu ve jmenném prostoru podle spisové značky dokumentu po odstranění citlivých osobních údajů.</text:span> </text:p>
      <text:p text:style-name="P5">S pozdravem</text:p>
      <text:p text:style-name="P6"><text:span text:style-name="T1"><text:variable-set text:name="Jmeno_odesilatele" text:formula="ooow:jméno" office:value-type="float" office:value="0" style:data-style-name="N0"/></text:span><text:span text:style-name="T1"><text:initial-creator>Jakub Michálek</text:initial-creator></text:span></text:p>
      <text:p text:style-name="P7"><text:variable-set text:name="Funkce_adresata" office:value-type="string">funkce ve spolku</text:variable-set></text:p>
      <text:p text:style-name="P13">Přílohy</text:p>
      <text:list xml:id="list8669250407539899892" text:style-name="L1">
        <text:list-item>
          <text:p text:style-name="P14">První příloh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swiss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</style:paragraph-properties>
      <style:text-properties fo:color="#333333" style:font-name="Liberation Sans" fo:font-family="'Liberation Sans'" style:font-style-name="Běžné" style:font-family-generic="swiss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loext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loext:contextual-spacing="false" fo:text-align="start" style:justify-single-word="false" fo:text-indent="0cm" style:auto-text-indent="false" style:shadow="none">
        <style:tab-stops/>
      </style:paragraph-properties>
      <style:text-properties fo:font-size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loext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loext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loext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loext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3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fo:language="cs" fo:country="CZ" style:font-size-asian="10pt" style:font-name-complex="Arial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4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1cm" fo:margin-left="0cm" fo:margin-right="0cm" fo:margin-bottom="0.801cm" style:shadow="none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obrázky2" text:anchor-type="paragraph" svg:x="0.06cm" svg:y="-0.076cm" svg:width="1.75cm" svg:height="1.951cm" draw:z-index="0"><draw:image xlink:href="Pictures/1001987000000AFE00000C5C72CA5CE78A8DCB44.svg" xlink:type="simple" xlink:show="embed" xlink:actuate="onLoad"/><draw:image xlink:href="Pictures/100002010000006A00000078226117B19FED018C.png" xlink:type="simple" xlink:show="embed" xlink:actuate="onLoad"/></draw:frame>spolek Mladí Piráti </text:p>
        <text:p text:style-name="MP2">Bendlova 29</text:p>
        <text:p text:style-name="MP3">602 00 Brno</text:p>
      </style:header>
      <style:footer>
        <text:p text:style-name="MP4"><text:span text:style-name="MT2"><text:line-break/>spolek Mladí Piráti • Bendlova 29/1114, 613 00 Brno – Černé Pole</text:span><text:span text:style-name="MT3"><text:line-break/></text:span><text:span text:style-name="MT4">Tel</text:span><text:span text:style-name="MT2">. +420 776 635 258 • </text:span><text:span text:style-name="MT4">Web</text:span><text:span text:style-name="MT2"> </text:span><text:a xlink:type="simple" xlink:href="http://www.mladipirati.cz/" text:style-name="Internet_20_link" text:visited-style-name="Visited_20_Internet_20_Link"><text:span text:style-name="MT2">http://www.mladipirati.cz</text:span></text:a><text:span text:style-name="MT2"> • E-mail </text:span><text:a xlink:type="simple" xlink:href="mailto:vojtech.pikal@pirati.cz" text:style-name="Internet_20_link" text:visited-style-name="Visited_20_Internet_20_Link"><text:span text:style-name="MT2">vojtech.pikal@pirati.cz</text:span></text:a></text:p>
        <text:p text:style-name="MP5"><text:s/>IČO 0218252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9</meta:editing-cycles>
    <meta:editing-duration>PT9M33S</meta:editing-duration>
    <meta:generator>LibreOffice/5.1.0.3$Windows_x86 LibreOffice_project/5e3e00a007d9b3b6efb6797a8b8e57b51ab1f737</meta:generator>
    <dc:title>Pirátský dopis</dc:title>
    <meta:initial-creator>Jakub Michálek</meta:initial-creator>
    <dc:date>2016-09-09T18:17:43.896000000</dc:date>
    <dc:creator>Vojtěch Pikal</dc:creator>
    <meta:document-statistic meta:table-count="1" meta:image-count="1" meta:object-count="0" meta:page-count="1" meta:paragraph-count="25" meta:word-count="133" meta:character-count="900" meta:non-whitespace-character-count="779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Sablona_dopis.ott" meta:date="2013-07-05T23:33:53"/>
  </office:meta>
</office:document-meta>
</file>